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otTestAttributesCodeGenerator.generat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otTestAttributesCodeGenerator.generat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otTestAttributesCodeGenerator.getGenerate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tTestAttributesCodeGenerator.generateType( TypeSpec . Builder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otTestAttributesCodeGenerator.AotTestAttributesCodeGenerator( Map &lt; String , String &gt; attributes , GeneratedClasses generated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